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officeooo:rsid="0019f1cb" officeooo:paragraph-rsid="0019f1cb" style:font-size-asian="12pt" style:font-size-complex="12pt"/>
    </style:style>
    <style:style style:name="P2" style:family="paragraph" style:parent-style-name="Standard">
      <style:text-properties style:font-name="Bitstream Charter" fo:font-size="12pt" officeooo:rsid="001b707a" officeooo:paragraph-rsid="001b707a" style:font-size-asian="12pt" style:font-size-complex="12pt"/>
    </style:style>
    <style:style style:name="P3" style:family="paragraph" style:parent-style-name="Standard">
      <style:text-properties style:font-name="Bitstream Charter" fo:font-size="12pt" officeooo:rsid="001d2277" officeooo:paragraph-rsid="001d2277" style:font-size-asian="12pt" style:font-size-complex="12pt"/>
    </style:style>
    <style:style style:name="P4" style:family="paragraph" style:parent-style-name="Standard">
      <style:text-properties style:font-name="Bitstream Charter" fo:font-size="12pt" officeooo:paragraph-rsid="001d2277" style:font-size-asian="12pt" style:font-size-complex="12pt"/>
    </style:style>
    <style:style style:name="P5" style:family="paragraph" style:parent-style-name="Standard">
      <style:text-properties style:font-name="Bitstream Charter" fo:font-size="12pt" officeooo:paragraph-rsid="001e3de0" style:font-size-asian="12pt" style:font-size-complex="12pt"/>
    </style:style>
    <style:style style:name="P6" style:family="paragraph" style:parent-style-name="Standard">
      <style:text-properties style:font-name="Bitstream Charter" fo:font-size="12pt" officeooo:paragraph-rsid="001fac1d" style:font-size-asian="12pt" style:font-size-complex="12pt"/>
    </style:style>
    <style:style style:name="P7" style:family="paragraph" style:parent-style-name="Text_20_body">
      <style:text-properties style:font-name="Bitstream Charter" fo:font-size="12pt" style:font-size-asian="12pt" style:font-size-complex="12pt"/>
    </style:style>
    <style:style style:name="P8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paragraph-rsid="0019f1cb" style:font-size-asian="12pt" style:font-size-complex="12pt"/>
    </style:style>
    <style:style style:name="P9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01fac1d" officeooo:paragraph-rsid="001fac1d" style:font-size-asian="12pt" style:font-size-complex="12pt"/>
    </style:style>
    <style:style style:name="P10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01e3de0" officeooo:paragraph-rsid="001e3de0" style:font-size-asian="12pt" style:font-size-complex="12pt"/>
    </style:style>
    <style:style style:name="P11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2483f0"/>
    </style:style>
    <style:style style:name="P12" style:family="paragraph" style:parent-style-name="List_20_Paragraph" style:list-style-name="WWNum1">
      <style:paragraph-properties fo:margin-left="0in" fo:margin-right="0in" fo:text-indent="0in" style:auto-text-indent="false"/>
      <style:text-properties fo:font-variant="normal" fo:text-transform="none" fo:color="#333333" style:font-name="Bitstream Charter" fo:font-size="12pt" fo:letter-spacing="normal" fo:font-style="normal" fo:font-weight="normal" officeooo:paragraph-rsid="002483f0" style:font-size-asian="12pt" style:font-size-complex="12pt"/>
    </style:style>
    <style:style style:name="T1" style:family="text">
      <style:text-properties officeooo:rsid="0019f1cb"/>
    </style:style>
    <style:style style:name="T2" style:family="text">
      <style:text-properties officeooo:rsid="001b707a"/>
    </style:style>
    <style:style style:name="T3" style:family="text">
      <style:text-properties officeooo:rsid="001d2277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 fo:font-weight="normal" officeooo:rsid="001e3de0"/>
    </style:style>
    <style:style style:name="T6" style:family="text">
      <style:text-properties fo:font-variant="normal" fo:text-transform="none" fo:color="#333333" fo:letter-spacing="normal" fo:font-style="normal" fo:font-weight="normal" officeooo:rsid="001fac1d"/>
    </style:style>
    <style:style style:name="T7" style:family="text">
      <style:text-properties officeooo:rsid="001e3de0"/>
    </style:style>
    <style:style style:name="T8" style:family="text">
      <style:text-properties officeooo:rsid="001fac1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b707a" style:font-size-asian="16pt" style:font-size-complex="16pt"/>
    </style:style>
    <style:style style:name="T11" style:family="text">
      <style:text-properties fo:font-size="16pt" officeooo:rsid="001e3de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<text:span text:style-name="T10">Documentation</text:span><text:span text:style-name="T9"> </text:span><text:span text:style-name="T11">(Rails)</text:span></text:p>
      <text:p text:style-name="P1">1-we used device for school admin <text:s/><text:span text:style-name="T2">(Aufa)</text:span></text:p>
      <text:list xml:id="list5346951481546261869" text:style-name="WWNum1">
        <text:list-header>
          <text:p text:style-name="P11">-Created table school admin</text:p>
          <text:p text:style-name="P11">-Installed active admin gem for the system admin account </text:p>
          <text:p text:style-name="P11">-Adding devise to school admin and adding another field for the sign up form (school )</text:p>
          <text:p text:style-name="P11">-Link_to buttons in the student login view to sign in as a school admin or system admin </text:p>
          <text:p text:style-name="P11">-Validations for sign up that all letters must be lowercase </text:p>
          <text:p text:style-name="P11">-Applying SB Admin.2 view for all the sign in and sign up views </text:p>
          <text:p text:style-name="P12">-Adding a verified column in the student table </text:p>
        </text:list-header>
      </text:list>
      <text:p text:style-name="P2">2-just modified the code in the api (save method)to save the loggs <text:s/>(after it was updated in the data base ) and end game method. (Mariem)</text:p>
      <text:p text:style-name="P2">-modify view records table to show only the students who actually played the game </text:p>
      <text:p text:style-name="P2">-<text:span text:style-name="T3">updating table subject by adding a coloumn school to it to enable the students to <text:s/>navigate all the subjects in his school <text:s/>and show all the information about the subject he wants .</text:span></text:p>
      <text:p text:style-name="P3">-order records by date </text:p>
      <text:p text:style-name="P4">-<text:span text:style-name="T4">view all records of students in the school of the logged in school admin:</text:span><text:line-break/><text:span text:style-name="T4">first I get the current logged in school admin. then I select the students where their </text:span><text:line-break/><text:span text:style-name="T4">school is the same as the school of the school of the school admin.</text:span><text:line-break/><text:span text:style-name="T4">finally I display the records, email, class of each student.</text:span></text:p>
      <text:p text:style-name="P4"/>
      <text:p text:style-name="P4"/>
      <text:p text:style-name="P4"><text:span text:style-name="T8">3-</text:span><text:span text:style-name="T4">a method show was created in the subjects controller that enables the student to view the subject. The name , code and school where the subject is taken are displayed. there's a link that redirects the student back to all the subjects when the back button is pressed.</text:span><text:span text:style-name="T5">(Marwa)</text:span></text:p>
      <text:p text:style-name="P5"><text:span text:style-name="T5">-A</text:span><text:span text:style-name="T4">n iframe <text:s/></text:span><text:span text:style-name="T5">was added </text:span><text:span text:style-name="T4">in the show view of the subject controller that takes in as a source lightG.html. </text:span></text:p>
      <text:p text:style-name="P5"><text:span text:style-name="T5">-</text:span><text:span text:style-name="T4">When a new School Admin is created , a check is made . If it's not verified yet the e-mail and school of the School Admin will be viewed in the requests.</text:span></text:p>
      <text:p text:style-name="P5"><text:span text:style-name="T5">-A</text:span><text:span text:style-name="T4"> section <text:s/></text:span><text:span text:style-name="T5">was added </text:span><text:span text:style-name="T4">in the dashboard and view a table of requests of school admin and link to accept or reject them</text:span><text:line-break/><text:span text:style-name="T4">and add routes and actions in the school admin controller to update the verified attribute of the school admin whose id is found in the url</text:span></text:p>
      <text:p text:style-name="P5"><text:span text:style-name="T7">-</text:span><text:span text:style-name="T4"> a method view_course </text:span><text:span text:style-name="T5">was created </text:span><text:span text:style-name="T4"><text:s/>in the student controller this method is linked to in the show view of the students . in view_course view all courses given in the student's school and their code will be displayed.</text:span><text:line-break/><text:span text:style-name="T7">A</text:span><text:span text:style-name="T4"> method show_course in the student controller </text:span><text:span text:style-name="T5">was created</text:span><text:span text:style-name="T4"> , this method is linked to in the view_course view . it shows name and code about a certain subject and enables the student to play the game.</text:span><text:line-break/><text:span text:style-name="T4">the column school was added to the Subjects table</text:span></text:p>
      <text:p text:style-name="P5"/>
      <text:p text:style-name="P5"><text:span text:style-name="T6">4</text:span><text:span text:style-name="T5">-</text:span><text:span text:style-name="T4">a school admin can now accept or reject a pending request from a student using the methods accept_verification and reject_verification.</text:span><text:line-break/><text:span text:style-name="T4">they can also remove an authenticated student by suing the method remove_verified_student method</text:span><text:span text:style-name="T6">(Anas)</text:span></text:p>
      <text:p text:style-name="P6"><text:span text:style-name="T6">-</text:span><text:span text:style-name="T4">created a view for the requests to be viewed and authorised.</text:span><text:line-break/><text:span text:style-name="T4">-view_requests is used to view the list of students waiting to be authorised</text:span></text:p>
      <text:p text:style-name="P6"><text:span text:style-name="T6">-</text:span><text:span text:style-name="T4">Using the id , i get the current loged in user and find all students who has registered for the </text:span><text:soft-page-break/><text:span text:style-name="T4">same school as the school admin and who are not verified. </text:span><text:line-break/><text:span text:style-name="T4">then I view the students to the view and view each one with 2 buttons for accepting or rejecting the request.</text:span></text:p>
      <text:p text:style-name="P6"><text:span text:style-name="T6">5-</text:span><text:span text:style-name="T4">just created a a subject table and add a many to one relation between the subject and the school admin and let the school admin add a new subject and view all the subjects that they have added before.</text:span><text:line-break/><text:span text:style-name="T4">A subject has name and a unique code and if the school admin tried to add one without unique code , an error message appears.</text:span><text:span text:style-name="T6">(soha)</text:span></text:p>
      <text:p text:style-name="P6"><text:span text:style-name="T6">-</text:span><text:span text:style-name="T4">First of all, the view verified students view has buttons to remove students from verified students.</text:span><text:line-break/><text:span text:style-name="T4">I have added a route of put method with parameter (student_id) to modify the attribute verified from true to nil</text:span><text:line-break/><text:span text:style-name="T4">In the controller of school admins , action: remove_verified_student, I get the current school admin and get the student we want to remove from the parameter(student_id) and change the attribute and save.</text:span><text:line-break/><text:span text:style-name="T4">then I redirect to the view_verifed_students</text:span></text:p>
      <text:p text:style-name="P6"><text:span text:style-name="T6">-</text:span><text:span text:style-name="T4"> modified the subject table to have a unique code in the scope of the school admin</text:span></text:p>
      <text:p text:style-name="P9"/>
      <text:p text:style-name="P10"/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7:02:32.942343081</meta:creation-date>
    <dc:date>2015-04-08T19:41:37.020101020</dc:date>
    <meta:editing-duration>PT5M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26" meta:word-count="721" meta:character-count="4053" meta:non-whitespace-character-count="3291"/>
  </office:meta>
</office:document-meta>
</file>